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547in"/>
    </style:style>
    <style:style style:name="co3" style:family="table-column">
      <style:table-column-properties fo:break-before="auto" style:column-width="0.9264in"/>
    </style:style>
    <style:style style:name="co4" style:family="table-column">
      <style:table-column-properties fo:break-before="auto" style:column-width="0.7874in"/>
    </style:style>
    <style:style style:name="co5" style:family="table-column">
      <style:table-column-properties fo:break-before="auto" style:column-width="5.7835in"/>
    </style:style>
    <style:style style:name="co6" style:family="table-column">
      <style:table-column-properties fo:break-before="auto" style:column-width="1.6772in"/>
    </style:style>
    <style:style style:name="co7" style:family="table-column">
      <style:table-column-properties fo:break-before="auto" style:column-width="1.6846in"/>
    </style:style>
    <style:style style:name="co8" style:family="table-column">
      <style:table-column-properties fo:break-before="auto" style:column-width="1.7307in"/>
    </style:style>
    <style:style style:name="co9" style:family="table-column">
      <style:table-column-properties fo:break-before="auto" style:column-width="1.7925in"/>
    </style:style>
    <style:style style:name="co10" style:family="table-column">
      <style:table-column-properties fo:break-before="auto" style:column-width="1.739in"/>
    </style:style>
    <style:style style:name="co11" style:family="table-column">
      <style:table-column-properties fo:break-before="auto" style:column-width="1.6925in"/>
    </style:style>
    <style:style style:name="co12" style:family="table-column">
      <style:table-column-properties fo:break-before="auto" style:column-width="1.578in"/>
    </style:style>
    <style:style style:name="co13" style:family="table-column">
      <style:table-column-properties fo:break-before="auto" style:column-width="1.6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131">
      <style:table-cell-properties style:text-align-source="fix" style:repeat-content="false" fo:border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7" style:family="table-cell" style:parent-style-name="Default" style:data-style-name="N131">
      <style:table-cell-properties style:text-align-source="fix" style:repeat-content="false" style:vertical-align="middle"/>
      <style:paragraph-properties fo:text-align="center" fo:margin-left="0in"/>
    </style:style>
    <style:style style:name="ce18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 style:data-style-name="N132">
      <style:table-cell-properties style:text-align-source="fix" style:repeat-content="false" style:vertical-align="middle"/>
      <style:paragraph-properties fo:text-align="center" fo:margin-left="0in"/>
    </style:style>
    <style:style style:name="ce32" style:family="table-cell" style:parent-style-name="Default" style:data-style-name="N132">
      <style:table-cell-properties style:text-align-source="fix" style:repeat-content="false"/>
      <style:paragraph-properties fo:text-align="center" fo:margin-left="0in"/>
    </style:style>
    <style:style style:name="ce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38" style:family="table-cell" style:parent-style-name="Default" style:data-style-name="N131"/>
  </office:automatic-styles>
  <office:body>
    <office:spreadsheet>
      <table:calculation-settings table:automatic-find-labels="false" table:use-regular-expressions="false" table:use-wildcards="true"/>
      <table:table table:name="evaluation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number-columns-repeated="5" table:default-cell-style-name="ce7"/>
        <table:table-column table:style-name="co4" table:default-cell-style-name="ce18"/>
        <table:table-column table:style-name="co5" table:default-cell-style-name="Default"/>
        <table:table-row table:style-name="ro1"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table:style-name="ce1" office:value-type="string" calcext:value-type="string">
            <text:p>Average</text:p>
          </table:table-cell>
          <table:table-cell/>
          <table:table-cell table:style-name="ce4" table:number-columns-repeated="5"/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group</text:p>
          </table:table-cell>
          <table:table-cell table:style-name="ce5" office:value-type="string" calcext:value-type="string">
            <text:p>task_1</text:p>
          </table:table-cell>
          <table:table-cell table:style-name="ce5" office:value-type="string" calcext:value-type="string">
            <text:p>task_2</text:p>
          </table:table-cell>
          <table:table-cell table:style-name="ce5" office:value-type="string" calcext:value-type="string">
            <text:p>task_3</text:p>
          </table:table-cell>
          <table:table-cell table:style-name="ce5" office:value-type="string" calcext:value-type="string">
            <text:p>task_4</text:p>
          </table:table-cell>
          <table:table-cell table:style-name="ce5" office:value-type="string" calcext:value-type="string">
            <text:p>task_5</text:p>
          </table:table-cell>
          <table:table-cell table:style-name="ce5" office:value-type="string" calcext:value-type="string">
            <text:p>task_6</text:p>
          </table:table-cell>
          <table:table-cell table:style-name="ce6"/>
        </table:table-row>
        <table:table-row table:style-name="ro1">
          <table:table-cell/>
          <table:table-cell table:style-name="ce10" office:value-type="string" calcext:value-type="string">
            <text:p>baseline</text:p>
          </table:table-cell>
          <table:table-cell table:style-name="ce14"/>
          <table:table-cell table:style-name="ce16" office:value-type="float" office:value="0.0762542831420899" calcext:value-type="float">
            <text:p>0.07625</text:p>
          </table:table-cell>
          <table:table-cell table:style-name="ce16" office:value-type="float" office:value="0.0823864761352539" calcext:value-type="float">
            <text:p>0.08239</text:p>
          </table:table-cell>
          <table:table-cell table:style-name="ce16" office:value-type="float" office:value="0.0796992050170898" calcext:value-type="float">
            <text:p>0.07970</text:p>
          </table:table-cell>
          <table:table-cell table:style-name="ce16" office:value-type="float" office:value="0.0795158416748047" calcext:value-type="float">
            <text:p>0.07952</text:p>
          </table:table-cell>
          <table:table-cell table:style-name="ce16" office:value-type="float" office:value="0.151745648193359" calcext:value-type="float">
            <text:p>0.15175</text:p>
          </table:table-cell>
          <table:table-cell table:style-name="ce16" office:value-type="float" office:value="0.958632601928711" calcext:value-type="float">
            <text:p>0.95863</text:p>
          </table:table-cell>
          <table:table-cell table:style-name="ce6"/>
        </table:table-row>
        <table:table-row table:style-name="ro1">
          <table:table-cell/>
          <table:table-cell office:value-type="string" calcext:value-type="string">
            <text:p>#381</text:p>
          </table:table-cell>
          <table:table-cell table:style-name="ce6" office:value-type="string" calcext:value-type="string">
            <text:p>A</text:p>
          </table:table-cell>
          <table:table-cell office:value-type="float" office:value="0.0723081344604492" calcext:value-type="float">
            <text:p>0.07231</text:p>
          </table:table-cell>
          <table:table-cell office:value-type="float" office:value="0.0753009765625" calcext:value-type="float">
            <text:p>0.07530</text:p>
          </table:table-cell>
          <table:table-cell office:value-type="float" office:value="0.0719217849731445" calcext:value-type="float">
            <text:p>0.07192</text:p>
          </table:table-cell>
          <table:table-cell table:number-columns-repeated="2" office:value-type="string" calcext:value-type="string">
            <text:p>/</text:p>
          </table:table-cell>
          <table:table-cell table:style-name="ce7" office:value-type="string" calcext:value-type="string">
            <text:p>/</text:p>
          </table:table-cell>
          <table:table-cell table:style-name="ce6"/>
        </table:table-row>
        <table:table-row table:style-name="ro1">
          <table:table-cell/>
          <table:table-cell office:value-type="string" calcext:value-type="string">
            <text:p>#461</text:p>
          </table:table-cell>
          <table:table-cell table:style-name="ce6" office:value-type="string" calcext:value-type="string">
            <text:p>B</text:p>
          </table:table-cell>
          <table:table-cell office:value-type="string" calcext:value-type="string">
            <text:p>/</text:p>
          </table:table-cell>
          <table:table-cell office:value-type="float" office:value="0.0660266052246094" calcext:value-type="float">
            <text:p>0.06603</text:p>
          </table:table-cell>
          <table:table-cell office:value-type="float" office:value="0.0659268783569336" calcext:value-type="float">
            <text:p>0.06593</text:p>
          </table:table-cell>
          <table:table-cell office:value-type="float" office:value="0.0648565048217774" calcext:value-type="float">
            <text:p>0.06486</text:p>
          </table:table-cell>
          <table:table-cell office:value-type="string" calcext:value-type="string">
            <text:p>/</text:p>
          </table:table-cell>
          <table:table-cell table:style-name="ce7" office:value-type="string" calcext:value-type="string">
            <text:p>/</text:p>
          </table:table-cell>
          <table:table-cell table:style-name="ce6" office:value-type="string" calcext:value-type="string">
            <text:p>Changed build script</text:p>
          </table:table-cell>
        </table:table-row>
        <table:table-row table:style-name="ro1">
          <table:table-cell/>
          <table:table-cell office:value-type="string" calcext:value-type="string">
            <text:p>#239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702468215942383" calcext:value-type="float">
            <text:p>0.07025</text:p>
          </table:table-cell>
          <table:table-cell office:value-type="float" office:value="0.0677434799194336" calcext:value-type="float">
            <text:p>0.06774</text:p>
          </table:table-cell>
          <table:table-cell office:value-type="float" office:value="0.15217972869873" calcext:value-type="float">
            <text:p>0.15218</text:p>
          </table:table-cell>
          <table:table-cell office:value-type="string" calcext:value-type="string">
            <text:p>/</text:p>
          </table:table-cell>
          <table:table-cell table:style-name="ce6"/>
        </table:table-row>
        <table:table-row table:style-name="ro1">
          <table:table-cell/>
          <table:table-cell office:value-type="string" calcext:value-type="string">
            <text:p>#783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0714784255981445" calcext:value-type="float">
            <text:p>0.07148</text:p>
          </table:table-cell>
          <table:table-cell office:value-type="float" office:value="0.143793342590332" calcext:value-type="float">
            <text:p>0.14379</text:p>
          </table:table-cell>
          <table:table-cell office:value-type="float" office:value="0.488863871765137" calcext:value-type="float">
            <text:p>0.48886</text:p>
          </table:table-cell>
          <table:table-cell table:style-name="ce6" office:value-type="string" calcext:value-type="string">
            <text:p>Removed writing of colors to standard out</text:p>
          </table:table-cell>
        </table:table-row>
        <table:table-row table:style-name="ro1">
          <table:table-cell/>
          <table:table-cell office:value-type="string" calcext:value-type="string">
            <text:p>#511</text:p>
          </table:table-cell>
          <table:table-cell office:value-type="string" calcext:value-type="string">
            <text:p>A</text:p>
          </table:table-cell>
          <table:table-cell office:value-type="float" office:value="0.0749426788330078" calcext:value-type="float">
            <text:p>0.07494</text:p>
          </table:table-cell>
          <table:table-cell office:value-type="float" office:value="0.0719880844116211" calcext:value-type="float">
            <text:p>0.07199</text:p>
          </table:table-cell>
          <table:table-cell office:value-type="float" office:value="0.0653497604370117" calcext:value-type="float">
            <text:p>0.06535</text:p>
          </table:table-cell>
          <table:table-cell table:number-columns-repeated="3" office:value-type="string" calcext:value-type="string">
            <text:p>/</text:p>
          </table:table-cell>
          <table:table-cell table:style-name="ce6"/>
        </table:table-row>
        <table:table-row table:style-name="ro1">
          <table:table-cell/>
          <table:table-cell office:value-type="string" calcext:value-type="string">
            <text:p>#33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</text:p>
          </table:table-cell>
          <table:table-cell office:value-type="float" office:value="0.0722006393432617" calcext:value-type="float">
            <text:p>0.07220</text:p>
          </table:table-cell>
          <table:table-cell office:value-type="float" office:value="0.0740235061645508" calcext:value-type="float">
            <text:p>0.07402</text:p>
          </table:table-cell>
          <table:table-cell office:value-type="float" office:value="0.0754994705200195" calcext:value-type="float">
            <text:p>0.07550</text:p>
          </table:table-cell>
          <table:table-cell table:number-columns-repeated="2" office:value-type="string" calcext:value-type="string">
            <text:p>/</text:p>
          </table:table-cell>
          <table:table-cell table:style-name="ce6"/>
        </table:table-row>
        <table:table-row table:style-name="ro1">
          <table:table-cell/>
          <table:table-cell office:value-type="string" calcext:value-type="string">
            <text:p>#812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809559188842774" calcext:value-type="float">
            <text:p>0.08096</text:p>
          </table:table-cell>
          <table:table-cell office:value-type="float" office:value="0.0798981094360352" calcext:value-type="float">
            <text:p>0.07990</text:p>
          </table:table-cell>
          <table:table-cell office:value-type="float" office:value="0.16609469909668" calcext:value-type="float">
            <text:p>0.16609</text:p>
          </table:table-cell>
          <table:table-cell office:value-type="string" calcext:value-type="string">
            <text:p>/</text:p>
          </table:table-cell>
          <table:table-cell table:style-name="ce6" office:value-type="string" calcext:value-type="string">
            <text:p>Wrong output for task_4, no change in task_5</text:p>
          </table:table-cell>
        </table:table-row>
        <table:table-row table:style-name="ro1">
          <table:table-cell/>
          <table:table-cell office:value-type="string" calcext:value-type="string">
            <text:p>#485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0711238265991211" calcext:value-type="float">
            <text:p>0.07112</text:p>
          </table:table-cell>
          <table:table-cell office:value-type="float" office:value="0.137672772216797" calcext:value-type="float">
            <text:p>0.13767</text:p>
          </table:table-cell>
          <table:table-cell office:value-type="float" office:value="1.16036109313965" calcext:value-type="float">
            <text:p>1.16036</text:p>
          </table:table-cell>
          <table:table-cell table:style-name="ce6" office:value-type="string" calcext:value-type="string">
            <text:p>First 15 minutes of recording missing</text:p>
          </table:table-cell>
        </table:table-row>
        <table:table-row table:style-name="ro1">
          <table:table-cell/>
          <table:table-cell office:value-type="string" calcext:value-type="string">
            <text:p>#616</text:p>
          </table:table-cell>
          <table:table-cell office:value-type="string" calcext:value-type="string">
            <text:p>A</text:p>
          </table:table-cell>
          <table:table-cell office:value-type="float" office:value="0.0684218551635742" calcext:value-type="float">
            <text:p>0.06842</text:p>
          </table:table-cell>
          <table:table-cell office:value-type="float" office:value="0.0689681213378906" calcext:value-type="float">
            <text:p>0.06897</text:p>
          </table:table-cell>
          <table:table-cell office:value-type="float" office:value="0.0808193511962891" calcext:value-type="float">
            <text:p>0.08082</text:p>
          </table:table-cell>
          <table:table-cell table:number-columns-repeated="3" office:value-type="string" calcext:value-type="string">
            <text:p>/</text:p>
          </table:table-cell>
          <table:table-cell table:style-name="ce6"/>
        </table:table-row>
        <table:table-row table:style-name="ro1">
          <table:table-cell/>
          <table:table-cell office:value-type="string" calcext:value-type="string">
            <text:p>#18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</text:p>
          </table:table-cell>
          <table:table-cell office:value-type="float" office:value="0.0701703170776367" calcext:value-type="float">
            <text:p>0.07017</text:p>
          </table:table-cell>
          <table:table-cell office:value-type="float" office:value="0.063778889465332" calcext:value-type="float">
            <text:p>0.06378</text:p>
          </table:table-cell>
          <table:table-cell office:value-type="float" office:value="0.0751933090209961" calcext:value-type="float">
            <text:p>0.07519</text:p>
          </table:table-cell>
          <table:table-cell table:number-columns-repeated="2" office:value-type="string" calcext:value-type="string">
            <text:p>/</text:p>
          </table:table-cell>
          <table:table-cell table:style-name="ce6"/>
        </table:table-row>
        <table:table-row table:style-name="ro1">
          <table:table-cell/>
          <table:table-cell table:style-name="ce4"/>
          <table:table-cell/>
          <table:table-cell table:style-name="ce4" table:number-columns-repeated="5"/>
          <table:table-cell table:style-name="ce6"/>
          <table:table-cell/>
        </table:table-row>
        <table:table-row table:style-name="ro1" table:number-rows-repeated="2"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table:style-name="ce1" office:value-type="string" calcext:value-type="string">
            <text:p>Standard deviation</text:p>
          </table:table-cell>
          <table:table-cell/>
          <table:table-cell table:style-name="ce4" table:number-columns-repeated="5"/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group</text:p>
          </table:table-cell>
          <table:table-cell table:style-name="ce5" office:value-type="string" calcext:value-type="string">
            <text:p>task_1</text:p>
          </table:table-cell>
          <table:table-cell table:style-name="ce5" office:value-type="string" calcext:value-type="string">
            <text:p>task_2</text:p>
          </table:table-cell>
          <table:table-cell table:style-name="ce5" office:value-type="string" calcext:value-type="string">
            <text:p>task_3</text:p>
          </table:table-cell>
          <table:table-cell table:style-name="ce5" office:value-type="string" calcext:value-type="string">
            <text:p>task_4</text:p>
          </table:table-cell>
          <table:table-cell table:style-name="ce5" office:value-type="string" calcext:value-type="string">
            <text:p>task_5</text:p>
          </table:table-cell>
          <table:table-cell table:style-name="ce5" office:value-type="string" calcext:value-type="string">
            <text:p>task_6</text:p>
          </table:table-cell>
          <table:table-cell/>
        </table:table-row>
        <table:table-row table:style-name="ro1">
          <table:table-cell/>
          <table:table-cell table:style-name="ce10" office:value-type="string" calcext:value-type="string">
            <text:p>baseline</text:p>
          </table:table-cell>
          <table:table-cell table:style-name="ce14"/>
          <table:table-cell table:style-name="ce16" office:value-type="float" office:value="0.0206546866566125" calcext:value-type="float">
            <text:p>0.02065</text:p>
          </table:table-cell>
          <table:table-cell table:style-name="ce16" office:value-type="float" office:value="0.0223235770164368" calcext:value-type="float">
            <text:p>0.02232</text:p>
          </table:table-cell>
          <table:table-cell table:style-name="ce16" office:value-type="float" office:value="0.0219224585802981" calcext:value-type="float">
            <text:p>0.02192</text:p>
          </table:table-cell>
          <table:table-cell table:style-name="ce16" office:value-type="float" office:value="0.0162202648899421" calcext:value-type="float">
            <text:p>0.01622</text:p>
          </table:table-cell>
          <table:table-cell table:style-name="ce16" office:value-type="float" office:value="0.0326343941735038" calcext:value-type="float">
            <text:p>0.03263</text:p>
          </table:table-cell>
          <table:table-cell table:style-name="ce16" office:value-type="float" office:value="0.0528919594464338" calcext:value-type="float">
            <text:p>0.0528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#381</text:p>
          </table:table-cell>
          <table:table-cell table:style-name="ce6" office:value-type="string" calcext:value-type="string">
            <text:p>A</text:p>
          </table:table-cell>
          <table:table-cell office:value-type="float" office:value="0.028465539065545" calcext:value-type="float">
            <text:p>0.02847</text:p>
          </table:table-cell>
          <table:table-cell office:value-type="float" office:value="0.0291583697141002" calcext:value-type="float">
            <text:p>0.02916</text:p>
          </table:table-cell>
          <table:table-cell office:value-type="float" office:value="0.0279659038767958" calcext:value-type="float">
            <text:p>0.02797</text:p>
          </table:table-cell>
          <table:table-cell table:number-columns-repeated="2" office:value-type="string" calcext:value-type="string">
            <text:p>/</text:p>
          </table:table-cell>
          <table:table-cell table:style-name="ce7" office:value-type="string" calcext:value-type="string">
            <text:p>/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#461</text:p>
          </table:table-cell>
          <table:table-cell table:style-name="ce6" office:value-type="string" calcext:value-type="string">
            <text:p>B</text:p>
          </table:table-cell>
          <table:table-cell office:value-type="string" calcext:value-type="string">
            <text:p>/</text:p>
          </table:table-cell>
          <table:table-cell office:value-type="float" office:value="0.0327763822253911" calcext:value-type="float">
            <text:p>0.03278</text:p>
          </table:table-cell>
          <table:table-cell office:value-type="float" office:value="0.0328481226739256" calcext:value-type="float">
            <text:p>0.03285</text:p>
          </table:table-cell>
          <table:table-cell office:value-type="float" office:value="0.0338701830986525" calcext:value-type="float">
            <text:p>0.03387</text:p>
          </table:table-cell>
          <table:table-cell office:value-type="string" calcext:value-type="string">
            <text:p>/</text:p>
          </table:table-cell>
          <table:table-cell table:style-name="ce7" office:value-type="string" calcext:value-type="string">
            <text:p>/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#239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231055384722215" calcext:value-type="float">
            <text:p>0.02311</text:p>
          </table:table-cell>
          <table:table-cell office:value-type="float" office:value="0.0269948405574358" calcext:value-type="float">
            <text:p>0.02699</text:p>
          </table:table-cell>
          <table:table-cell office:value-type="float" office:value="0.0325591206359563" calcext:value-type="float">
            <text:p>0.03256</text:p>
          </table:table-cell>
          <table:table-cell office:value-type="string" calcext:value-type="string">
            <text:p>/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#783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0279318687694173" calcext:value-type="float">
            <text:p>0.02793</text:p>
          </table:table-cell>
          <table:table-cell office:value-type="float" office:value="0.0378054500451015" calcext:value-type="float">
            <text:p>0.03781</text:p>
          </table:table-cell>
          <table:table-cell office:value-type="float" office:value="0.10494951600433" calcext:value-type="float">
            <text:p>0.1049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#511</text:p>
          </table:table-cell>
          <table:table-cell office:value-type="string" calcext:value-type="string">
            <text:p>A</text:p>
          </table:table-cell>
          <table:table-cell office:value-type="float" office:value="0.03127391693365" calcext:value-type="float">
            <text:p>0.03127</text:p>
          </table:table-cell>
          <table:table-cell office:value-type="float" office:value="0.0327195043347686" calcext:value-type="float">
            <text:p>0.03272</text:p>
          </table:table-cell>
          <table:table-cell office:value-type="float" office:value="0.032175058347689" calcext:value-type="float">
            <text:p>0.03218</text:p>
          </table:table-cell>
          <table:table-cell table:number-columns-repeated="3" office:value-type="string" calcext:value-type="string">
            <text:p>/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#33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</text:p>
          </table:table-cell>
          <table:table-cell office:value-type="float" office:value="0.0281902149213484" calcext:value-type="float">
            <text:p>0.02819</text:p>
          </table:table-cell>
          <table:table-cell office:value-type="float" office:value="0.0227806322210394" calcext:value-type="float">
            <text:p>0.02278</text:p>
          </table:table-cell>
          <table:table-cell office:value-type="float" office:value="0.0272302867558952" calcext:value-type="float">
            <text:p>0.02723</text:p>
          </table:table-cell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#812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.0294550469881336" calcext:value-type="float">
            <text:p>0.02946</text:p>
          </table:table-cell>
          <table:table-cell office:value-type="float" office:value="0.0325468910000723" calcext:value-type="float">
            <text:p>0.03255</text:p>
          </table:table-cell>
          <table:table-cell office:value-type="float" office:value="0.0419528798643689" calcext:value-type="float">
            <text:p>0.04195</text:p>
          </table:table-cell>
          <table:table-cell office:value-type="string" calcext:value-type="string">
            <text:p>/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#485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.0304455988186302" calcext:value-type="float">
            <text:p>0.03045</text:p>
          </table:table-cell>
          <table:table-cell office:value-type="float" office:value="0.0395234052529673" calcext:value-type="float">
            <text:p>0.03952</text:p>
          </table:table-cell>
          <table:table-cell office:value-type="float" office:value="0.157006198266578" calcext:value-type="float">
            <text:p>0.157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#616</text:p>
          </table:table-cell>
          <table:table-cell office:value-type="string" calcext:value-type="string">
            <text:p>A</text:p>
          </table:table-cell>
          <table:table-cell office:value-type="float" office:value="0.0328536715172562" calcext:value-type="float">
            <text:p>0.03285</text:p>
          </table:table-cell>
          <table:table-cell office:value-type="float" office:value="0.0322504002425507" calcext:value-type="float">
            <text:p>0.03225</text:p>
          </table:table-cell>
          <table:table-cell office:value-type="float" office:value="0.0253141285004471" calcext:value-type="float">
            <text:p>0.02531</text:p>
          </table:table-cell>
          <table:table-cell table:number-columns-repeated="3" office:value-type="string" calcext:value-type="string">
            <text:p>/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#18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</text:p>
          </table:table-cell>
          <table:table-cell office:value-type="float" office:value="0.0295841546180639" calcext:value-type="float">
            <text:p>0.02958</text:p>
          </table:table-cell>
          <table:table-cell office:value-type="float" office:value="0.0297211054862066" calcext:value-type="float">
            <text:p>0.02972</text:p>
          </table:table-cell>
          <table:table-cell office:value-type="float" office:value="0.0239436848453452" calcext:value-type="float">
            <text:p>0.02394</text:p>
          </table:table-cell>
          <table:table-cell table:number-columns-repeated="2" office:value-type="string" calcext:value-type="string">
            <text:p>/</text:p>
          </table:table-cell>
          <table:table-cell/>
        </table:table-row>
      </table:table>
      <table:table table:name="GroupA" table:style-name="ta1">
        <table:table-column table:style-name="co6" table:default-cell-style-name="ce3"/>
        <table:table-column table:style-name="co1" table:default-cell-style-name="ce4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" table:default-cell-style-name="ce18"/>
        <table:table-row table:style-name="ro1">
          <table:table-cell table:style-name="Default" table:number-columns-repeated="8"/>
        </table:table-row>
        <table:table-row table:style-name="ro1">
          <table:table-cell table:style-name="Default" office:value-type="string" calcext:value-type="string">
            <text:p>Results:</text:p>
          </table:table-cell>
          <table:table-cell table:style-name="Default" table:number-columns-repeated="7"/>
        </table:table-row>
        <table:table-row table:style-name="ro1">
          <table:table-cell table:style-name="ce23" office:value-type="string" calcext:value-type="string">
            <text:p>ID</text:p>
          </table:table-cell>
          <table:table-cell table:style-name="ce5" office:value-type="string" calcext:value-type="string">
            <text:p>group</text:p>
          </table:table-cell>
          <table:table-cell table:style-name="ce5" office:value-type="string" calcext:value-type="string">
            <text:p>task_1</text:p>
          </table:table-cell>
          <table:table-cell table:style-name="ce5" office:value-type="string" calcext:value-type="string">
            <text:p>task_2</text:p>
          </table:table-cell>
          <table:table-cell table:style-name="ce5" office:value-type="string" calcext:value-type="string">
            <text:p>task_3</text:p>
          </table:table-cell>
          <table:table-cell table:style-name="ce5" office:value-type="string" calcext:value-type="string">
            <text:p>task_4</text:p>
          </table:table-cell>
          <table:table-cell table:style-name="ce5" office:value-type="string" calcext:value-type="string">
            <text:p>task_5</text:p>
          </table:table-cell>
          <table:table-cell table:style-name="ce5" office:value-type="string" calcext:value-type="string">
            <text:p>task_6</text:p>
          </table:table-cell>
        </table:table-row>
        <table:table-row table:style-name="ro1">
          <table:table-cell table:style-name="ce24" office:value-type="string" calcext:value-type="string">
            <text:p>Baseline</text:p>
          </table:table-cell>
          <table:table-cell table:style-name="Default"/>
          <table:table-cell table:style-name="ce16" office:value-type="float" office:value="0.0762542831420899" calcext:value-type="float">
            <text:p>0.07625</text:p>
          </table:table-cell>
          <table:table-cell table:style-name="ce16" office:value-type="float" office:value="0.0823864761352539" calcext:value-type="float">
            <text:p>0.08239</text:p>
          </table:table-cell>
          <table:table-cell table:style-name="ce16" office:value-type="float" office:value="0.0796992050170898" calcext:value-type="float">
            <text:p>0.07970</text:p>
          </table:table-cell>
          <table:table-cell table:style-name="ce16" office:value-type="float" office:value="0.0795158416748047" calcext:value-type="float">
            <text:p>0.07952</text:p>
          </table:table-cell>
          <table:table-cell table:style-name="ce16" office:value-type="float" office:value="0.151745648193359" calcext:value-type="float">
            <text:p>0.15175</text:p>
          </table:table-cell>
          <table:table-cell table:style-name="ce16" office:value-type="float" office:value="0.958632601928711" calcext:value-type="float">
            <text:p>0.95863</text:p>
          </table:table-cell>
        </table:table-row>
        <table:table-row table:style-name="ro1">
          <table:table-cell office:value-type="string" calcext:value-type="string">
            <text:p>#381</text:p>
          </table:table-cell>
          <table:table-cell table:style-name="ce6" office:value-type="string" calcext:value-type="string">
            <text:p>A</text:p>
          </table:table-cell>
          <table:table-cell office:value-type="float" office:value="0.0723081344604492" calcext:value-type="float">
            <text:p>0.07231</text:p>
          </table:table-cell>
          <table:table-cell office:value-type="float" office:value="0.0753009765625" calcext:value-type="float">
            <text:p>0.07530</text:p>
          </table:table-cell>
          <table:table-cell office:value-type="float" office:value="0.0719217849731445" calcext:value-type="float">
            <text:p>0.07192</text:p>
          </table:table-cell>
          <table:table-cell table:number-columns-repeated="2"/>
          <table:table-cell table:style-name="ce7"/>
        </table:table-row>
        <table:table-row table:style-name="ro1">
          <table:table-cell office:value-type="string" calcext:value-type="string">
            <text:p>#239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0.0702468215942383" calcext:value-type="float">
            <text:p>0.07025</text:p>
          </table:table-cell>
          <table:table-cell office:value-type="float" office:value="0.0677434799194336" calcext:value-type="float">
            <text:p>0.06774</text:p>
          </table:table-cell>
          <table:table-cell office:value-type="float" office:value="0.15217972869873" calcext:value-type="float">
            <text:p>0.15218</text:p>
          </table:table-cell>
          <table:table-cell/>
        </table:table-row>
        <table:table-row table:style-name="ro1">
          <table:table-cell office:value-type="string" calcext:value-type="string">
            <text:p>#511</text:p>
          </table:table-cell>
          <table:table-cell office:value-type="string" calcext:value-type="string">
            <text:p>A</text:p>
          </table:table-cell>
          <table:table-cell office:value-type="float" office:value="0.0749426788330078" calcext:value-type="float">
            <text:p>0.07494</text:p>
          </table:table-cell>
          <table:table-cell office:value-type="float" office:value="0.0719880844116211" calcext:value-type="float">
            <text:p>0.07199</text:p>
          </table:table-cell>
          <table:table-cell office:value-type="float" office:value="0.0653497604370117" calcext:value-type="float">
            <text:p>0.065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#812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0.0809559188842774" calcext:value-type="float">
            <text:p>0.08096</text:p>
          </table:table-cell>
          <table:table-cell office:value-type="float" office:value="0.0798981094360352" calcext:value-type="float">
            <text:p>0.07990</text:p>
          </table:table-cell>
          <table:table-cell office:value-type="float" office:value="0.16609469909668" calcext:value-type="float">
            <text:p>0.16609</text:p>
          </table:table-cell>
          <table:table-cell/>
        </table:table-row>
        <table:table-row table:style-name="ro1">
          <table:table-cell office:value-type="string" calcext:value-type="string">
            <text:p>#616</text:p>
          </table:table-cell>
          <table:table-cell office:value-type="string" calcext:value-type="string">
            <text:p>A</text:p>
          </table:table-cell>
          <table:table-cell office:value-type="float" office:value="0.0684218551635742" calcext:value-type="float">
            <text:p>0.06842</text:p>
          </table:table-cell>
          <table:table-cell office:value-type="float" office:value="0.0689681213378906" calcext:value-type="float">
            <text:p>0.06897</text:p>
          </table:table-cell>
          <table:table-cell office:value-type="float" office:value="0.0808193511962891" calcext:value-type="float">
            <text:p>0.08082</text:p>
          </table:table-cell>
          <table:table-cell table:number-columns-repeated="3"/>
        </table:table-row>
        <table:table-row table:style-name="ro1">
          <table:table-cell table:style-name="ce24" office:value-type="string" calcext:value-type="string">
            <text:p>Average</text:p>
          </table:table-cell>
          <table:table-cell table:style-name="ce6" office:value-type="string" calcext:value-type="string">
            <text:p>A</text:p>
          </table:table-cell>
          <table:table-cell table:style-name="ce18" table:formula="of:=AVERAGE([.C5:.C9])" office:value-type="float" office:value="0.0718908894856771" calcext:value-type="float">
            <text:p>0.07189</text:p>
          </table:table-cell>
          <table:table-cell table:style-name="ce18" table:formula="of:=AVERAGE([.D5:.D9])" office:value-type="float" office:value="0.0720857274373372" calcext:value-type="float">
            <text:p>0.07209</text:p>
          </table:table-cell>
          <table:table-cell table:style-name="ce18" table:formula="of:=AVERAGE([.E5:.E9])" office:value-type="float" office:value="0.0738587274169922" calcext:value-type="float">
            <text:p>0.07386</text:p>
          </table:table-cell>
          <table:table-cell table:style-name="ce18" table:formula="of:=AVERAGE([.F5:.F9])" office:value-type="float" office:value="0.0738207946777344" calcext:value-type="float">
            <text:p>0.07382</text:p>
          </table:table-cell>
          <table:table-cell table:style-name="ce18" table:formula="of:=AVERAGE([.G5:.G9])" office:value-type="float" office:value="0.159137213897705" calcext:value-type="float">
            <text:p>0.15914</text:p>
          </table:table-cell>
          <table:table-cell/>
        </table:table-row>
        <table:table-row table:style-name="ro1">
          <table:table-cell table:style-name="ce24" office:value-type="string" calcext:value-type="string">
            <text:p>Difference</text:p>
          </table:table-cell>
          <table:table-cell table:style-name="ce6" office:value-type="string" calcext:value-type="string">
            <text:p>A</text:p>
          </table:table-cell>
          <table:table-cell table:style-name="ce18" table:formula="of:=[.C10]-[.C4]" office:value-type="float" office:value="-0.00436339365641281" calcext:value-type="float">
            <text:p>-0.00436</text:p>
          </table:table-cell>
          <table:table-cell table:style-name="ce18" table:formula="of:=[.D10]-[.D4]" office:value-type="float" office:value="-0.0103007486979167" calcext:value-type="float">
            <text:p>-0.01030</text:p>
          </table:table-cell>
          <table:table-cell table:style-name="ce18" table:formula="of:=[.E10]-[.E4]" office:value-type="float" office:value="-0.00584047760009759" calcext:value-type="float">
            <text:p>-0.00584</text:p>
          </table:table-cell>
          <table:table-cell table:style-name="ce18" table:formula="of:=[.F10]-[.F4]" office:value-type="float" office:value="-0.0056950469970703" calcext:value-type="float">
            <text:p>-0.00570</text:p>
          </table:table-cell>
          <table:table-cell table:style-name="ce18" table:formula="of:=[.G10]-[.G4]" office:value-type="float" office:value="0.00739156570434599" calcext:value-type="float">
            <text:p>0.00739</text:p>
          </table:table-cell>
          <table:table-cell/>
        </table:table-row>
        <table:table-row table:style-name="ro1">
          <table:table-cell table:style-name="ce6" table:number-columns-repeated="2"/>
          <table:table-cell table:style-name="ce31" table:number-columns-repeated="5"/>
          <table:table-cell table:style-name="ce6"/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Default" office:value-type="string" calcext:value-type="string">
            <text:p>Difference from baseline</text:p>
          </table:table-cell>
          <table:table-cell table:style-name="Default" table:number-columns-repeated="7"/>
        </table:table-row>
        <table:table-row table:style-name="ro1">
          <table:table-cell table:style-name="ce23" office:value-type="string" calcext:value-type="string">
            <text:p>ID</text:p>
          </table:table-cell>
          <table:table-cell table:style-name="ce5" office:value-type="string" calcext:value-type="string">
            <text:p>group</text:p>
          </table:table-cell>
          <table:table-cell table:style-name="ce5" office:value-type="string" calcext:value-type="string">
            <text:p>task_1</text:p>
          </table:table-cell>
          <table:table-cell table:style-name="ce5" office:value-type="string" calcext:value-type="string">
            <text:p>task_2</text:p>
          </table:table-cell>
          <table:table-cell table:style-name="ce5" office:value-type="string" calcext:value-type="string">
            <text:p>task_3</text:p>
          </table:table-cell>
          <table:table-cell table:style-name="ce5" office:value-type="string" calcext:value-type="string">
            <text:p>task_4</text:p>
          </table:table-cell>
          <table:table-cell table:style-name="ce5" office:value-type="string" calcext:value-type="string">
            <text:p>task_5</text:p>
          </table:table-cell>
          <table:table-cell table:style-name="ce5" office:value-type="string" calcext:value-type="string">
            <text:p>task_6</text:p>
          </table:table-cell>
        </table:table-row>
        <table:table-row table:style-name="ro1">
          <table:table-cell office:value-type="string" calcext:value-type="string">
            <text:p>#381</text:p>
          </table:table-cell>
          <table:table-cell table:style-name="ce6" office:value-type="string" calcext:value-type="string">
            <text:p>A</text:p>
          </table:table-cell>
          <table:table-cell table:formula="of:=[.C5]-[.C$4]" office:value-type="float" office:value="-0.0039461486816407" calcext:value-type="float">
            <text:p>-0.00395</text:p>
          </table:table-cell>
          <table:table-cell table:formula="of:=[.D5]-[.D$4]" office:value-type="float" office:value="-0.00708549957275391" calcext:value-type="float">
            <text:p>-0.00709</text:p>
          </table:table-cell>
          <table:table-cell table:formula="of:=[.E5]-[.E$4]" office:value-type="float" office:value="-0.0077774200439453" calcext:value-type="float">
            <text:p>-0.00778</text:p>
          </table:table-cell>
          <table:table-cell table:number-columns-repeated="2"/>
          <table:table-cell table:style-name="ce7"/>
        </table:table-row>
        <table:table-row table:style-name="ro1">
          <table:table-cell office:value-type="string" calcext:value-type="string">
            <text:p>#239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[.E6]-[.E$4]" office:value-type="float" office:value="-0.0094523834228515" calcext:value-type="float">
            <text:p>-0.00945</text:p>
          </table:table-cell>
          <table:table-cell table:formula="of:=[.F6]-[.F$4]" office:value-type="float" office:value="-0.0117723617553711" calcext:value-type="float">
            <text:p>-0.01177</text:p>
          </table:table-cell>
          <table:table-cell table:formula="of:=[.G6]-[.G$4]" office:value-type="float" office:value="0.000434080505370998" calcext:value-type="float">
            <text:p>0.00043</text:p>
          </table:table-cell>
          <table:table-cell/>
        </table:table-row>
        <table:table-row table:style-name="ro1">
          <table:table-cell office:value-type="string" calcext:value-type="string">
            <text:p>#511</text:p>
          </table:table-cell>
          <table:table-cell office:value-type="string" calcext:value-type="string">
            <text:p>A</text:p>
          </table:table-cell>
          <table:table-cell table:formula="of:=[.C7]-[.C$4]" office:value-type="float" office:value="-0.0013116043090821" calcext:value-type="float">
            <text:p>-0.00131</text:p>
          </table:table-cell>
          <table:table-cell table:formula="of:=[.D7]-[.D$4]" office:value-type="float" office:value="-0.0103983917236328" calcext:value-type="float">
            <text:p>-0.01040</text:p>
          </table:table-cell>
          <table:table-cell table:formula="of:=[.E7]-[.E$4]" office:value-type="float" office:value="-0.0143494445800781" calcext:value-type="float">
            <text:p>-0.01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81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[.E8]-[.E$4]" office:value-type="float" office:value="0.00125671386718761" calcext:value-type="float">
            <text:p>0.00126</text:p>
          </table:table-cell>
          <table:table-cell table:formula="of:=[.F8]-[.F$4]" office:value-type="float" office:value="0.000382267761230501" calcext:value-type="float">
            <text:p>0.00038</text:p>
          </table:table-cell>
          <table:table-cell table:formula="of:=[.G8]-[.G$4]" office:value-type="float" office:value="0.014349050903321" calcext:value-type="float">
            <text:p>0.01435</text:p>
          </table:table-cell>
          <table:table-cell/>
        </table:table-row>
        <table:table-row table:style-name="ro1">
          <table:table-cell office:value-type="string" calcext:value-type="string">
            <text:p>#616</text:p>
          </table:table-cell>
          <table:table-cell office:value-type="string" calcext:value-type="string">
            <text:p>A</text:p>
          </table:table-cell>
          <table:table-cell table:formula="of:=[.C9]-[.C$4]" office:value-type="float" office:value="-0.0078324279785157" calcext:value-type="float">
            <text:p>-0.00783</text:p>
          </table:table-cell>
          <table:table-cell table:formula="of:=[.D9]-[.D$4]" office:value-type="float" office:value="-0.0134183547973633" calcext:value-type="float">
            <text:p>-0.01342</text:p>
          </table:table-cell>
          <table:table-cell table:formula="of:=[.E9]-[.E$4]" office:value-type="float" office:value="0.0011201461791993" calcext:value-type="float">
            <text:p>0.00112</text:p>
          </table:table-cell>
          <table:table-cell table:number-columns-repeated="3"/>
        </table:table-row>
        <table:table-row table:style-name="ro1" table:number-rows-repeated="3">
          <table:table-cell table:style-name="Default" table:number-columns-repeated="8"/>
        </table:table-row>
        <table:table-row table:style-name="ro1">
          <table:table-cell table:style-name="ce28"/>
          <table:table-cell table:style-name="ce30" table:number-columns-repeated="7"/>
        </table:table-row>
        <table:table-row table:style-name="ro1">
          <table:table-cell table:style-name="ce29"/>
          <table:table-cell table:style-name="ce6"/>
          <table:table-cell table:style-name="Default" table:number-columns-repeated="5"/>
          <table:table-cell table:style-name="ce31"/>
        </table:table-row>
        <table:table-row table:style-name="ro1" table:number-rows-repeated="3">
          <table:table-cell table:style-name="ce29"/>
          <table:table-cell/>
          <table:table-cell table:style-name="ce31" table:number-columns-repeated="5"/>
          <table:table-cell table:style-name="ce32"/>
        </table:table-row>
        <table:table-row table:style-name="ro1">
          <table:table-cell table:style-name="ce29"/>
          <table:table-cell/>
          <table:table-cell table:style-name="ce31" table:number-columns-repeated="5"/>
          <table:table-cell table:style-name="ce32"/>
        </table:table-row>
      </table:table>
      <table:table table:name="GroupB" table:style-name="ta1">
        <table:table-column table:style-name="co12" table:default-cell-style-name="ce3"/>
        <table:table-column table:style-name="co1" table:default-cell-style-name="ce6"/>
        <table:table-column table:style-name="co1" table:number-columns-repeated="5" table:default-cell-style-name="ce7"/>
        <table:table-column table:style-name="co1" table:default-cell-style-name="ce18"/>
        <table:table-column table:style-name="co1" table:number-columns-repeated="16376" table:default-cell-style-name="Default"/>
        <table:table-row table:style-name="ro1">
          <table:table-cell table:style-name="Default" table:number-columns-repeated="8"/>
          <table:table-cell table:number-columns-repeated="16376"/>
        </table:table-row>
        <table:table-row table:style-name="ro1">
          <table:table-cell table:style-name="Default" office:value-type="string" calcext:value-type="string">
            <text:p>Results</text:p>
          </table:table-cell>
          <table:table-cell table:style-name="Default" table:number-columns-repeated="7"/>
          <table:table-cell table:number-columns-repeated="16376"/>
        </table:table-row>
        <table:table-row table:style-name="ro1">
          <table:table-cell table:style-name="ce33" office:value-type="string" calcext:value-type="string">
            <text:p>ID</text:p>
          </table:table-cell>
          <table:table-cell table:style-name="ce5" office:value-type="string" calcext:value-type="string">
            <text:p>group</text:p>
          </table:table-cell>
          <table:table-cell table:style-name="ce5" office:value-type="string" calcext:value-type="string">
            <text:p>task_1</text:p>
          </table:table-cell>
          <table:table-cell table:style-name="ce5" office:value-type="string" calcext:value-type="string">
            <text:p>task_2</text:p>
          </table:table-cell>
          <table:table-cell table:style-name="ce5" office:value-type="string" calcext:value-type="string">
            <text:p>task_3</text:p>
          </table:table-cell>
          <table:table-cell table:style-name="ce5" office:value-type="string" calcext:value-type="string">
            <text:p>task_4</text:p>
          </table:table-cell>
          <table:table-cell table:style-name="ce5" office:value-type="string" calcext:value-type="string">
            <text:p>task_5</text:p>
          </table:table-cell>
          <table:table-cell table:style-name="ce5" office:value-type="string" calcext:value-type="string">
            <text:p>task_6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Baseline</text:p>
          </table:table-cell>
          <table:table-cell table:style-name="Default"/>
          <table:table-cell table:style-name="ce16" office:value-type="float" office:value="0.0762542831420899" calcext:value-type="float">
            <text:p>0.07625</text:p>
          </table:table-cell>
          <table:table-cell table:style-name="ce16" office:value-type="float" office:value="0.0823864761352539" calcext:value-type="float">
            <text:p>0.08239</text:p>
          </table:table-cell>
          <table:table-cell table:style-name="ce16" office:value-type="float" office:value="0.0796992050170898" calcext:value-type="float">
            <text:p>0.07970</text:p>
          </table:table-cell>
          <table:table-cell table:style-name="ce16" office:value-type="float" office:value="0.0795158416748047" calcext:value-type="float">
            <text:p>0.07952</text:p>
          </table:table-cell>
          <table:table-cell table:style-name="ce16" office:value-type="float" office:value="0.151745648193359" calcext:value-type="float">
            <text:p>0.15175</text:p>
          </table:table-cell>
          <table:table-cell table:style-name="ce16" office:value-type="float" office:value="0.958632601928711" calcext:value-type="float">
            <text:p>0.9586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#461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0.0660266052246094" calcext:value-type="float">
            <text:p>0.06603</text:p>
          </table:table-cell>
          <table:table-cell office:value-type="float" office:value="0.0659268783569336" calcext:value-type="float">
            <text:p>0.06593</text:p>
          </table:table-cell>
          <table:table-cell office:value-type="float" office:value="0.0648565048217774" calcext:value-type="float">
            <text:p>0.06486</text:p>
          </table:table-cell>
          <table:table-cell/>
          <table:table-cell table:style-name="ce7"/>
          <table:table-cell table:number-columns-repeated="16376"/>
        </table:table-row>
        <table:table-row table:style-name="ro1">
          <table:table-cell office:value-type="string" calcext:value-type="string">
            <text:p>#783</text:p>
          </table:table-cell>
          <table:table-cell table:style-name="ce4" office:value-type="string" calcext:value-type="string">
            <text:p>B</text:p>
          </table:table-cell>
          <table:table-cell table:number-columns-repeated="3"/>
          <table:table-cell office:value-type="float" office:value="0.0714784255981445" calcext:value-type="float">
            <text:p>0.07148</text:p>
          </table:table-cell>
          <table:table-cell office:value-type="float" office:value="0.143793342590332" calcext:value-type="float">
            <text:p>0.14379</text:p>
          </table:table-cell>
          <table:table-cell office:value-type="float" office:value="0.488863871765137" calcext:value-type="float">
            <text:p>0.4888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#336</text:p>
          </table:table-cell>
          <table:table-cell table:style-name="ce4" office:value-type="string" calcext:value-type="string">
            <text:p>B</text:p>
          </table:table-cell>
          <table:table-cell/>
          <table:table-cell office:value-type="float" office:value="0.0722006393432617" calcext:value-type="float">
            <text:p>0.07220</text:p>
          </table:table-cell>
          <table:table-cell office:value-type="float" office:value="0.0740235061645508" calcext:value-type="float">
            <text:p>0.07402</text:p>
          </table:table-cell>
          <table:table-cell office:value-type="float" office:value="0.0754994705200195" calcext:value-type="float">
            <text:p>0.0755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#485</text:p>
          </table:table-cell>
          <table:table-cell table:style-name="ce4" office:value-type="string" calcext:value-type="string">
            <text:p>B</text:p>
          </table:table-cell>
          <table:table-cell table:number-columns-repeated="3"/>
          <table:table-cell office:value-type="float" office:value="0.0711238265991211" calcext:value-type="float">
            <text:p>0.07112</text:p>
          </table:table-cell>
          <table:table-cell office:value-type="float" office:value="0.137672772216797" calcext:value-type="float">
            <text:p>0.13767</text:p>
          </table:table-cell>
          <table:table-cell office:value-type="float" office:value="1.16036109313965" calcext:value-type="float">
            <text:p>1.16036</text:p>
          </table:table-cell>
          <table:table-cell table:style-name="ce6" table:number-columns-repeated="16376"/>
        </table:table-row>
        <table:table-row table:style-name="ro1">
          <table:table-cell office:value-type="string" calcext:value-type="string">
            <text:p>#182</text:p>
          </table:table-cell>
          <table:table-cell table:style-name="ce4" office:value-type="string" calcext:value-type="string">
            <text:p>B</text:p>
          </table:table-cell>
          <table:table-cell/>
          <table:table-cell office:value-type="float" office:value="0.0701703170776367" calcext:value-type="float">
            <text:p>0.07017</text:p>
          </table:table-cell>
          <table:table-cell office:value-type="float" office:value="0.063778889465332" calcext:value-type="float">
            <text:p>0.06378</text:p>
          </table:table-cell>
          <table:table-cell office:value-type="float" office:value="0.0751933090209961" calcext:value-type="float">
            <text:p>0.07519</text:p>
          </table:table-cell>
          <table:table-cell table:number-columns-repeated="16378"/>
        </table:table-row>
        <table:table-row table:style-name="ro1">
          <table:table-cell table:style-name="ce24" office:value-type="string" calcext:value-type="string">
            <text:p>Average</text:p>
          </table:table-cell>
          <table:table-cell office:value-type="string" calcext:value-type="string">
            <text:p>B</text:p>
          </table:table-cell>
          <table:table-cell table:style-name="ce18"/>
          <table:table-cell table:style-name="ce18" table:formula="of:=AVERAGE([.D5:.D9])" office:value-type="float" office:value="0.0694658538818359" calcext:value-type="float">
            <text:p>0.06947</text:p>
          </table:table-cell>
          <table:table-cell table:style-name="ce18" table:formula="of:=AVERAGE([.E5:.E9])" office:value-type="float" office:value="0.0679097579956055" calcext:value-type="float">
            <text:p>0.06791</text:p>
          </table:table-cell>
          <table:table-cell table:style-name="ce18" table:formula="of:=AVERAGE([.F5:.F9])" office:value-type="float" office:value="0.0716303073120117" calcext:value-type="float">
            <text:p>0.07163</text:p>
          </table:table-cell>
          <table:table-cell table:style-name="ce18" table:formula="of:=AVERAGE([.G5:.G9])" office:value-type="float" office:value="0.140733057403565" calcext:value-type="float">
            <text:p>0.14073</text:p>
          </table:table-cell>
          <table:table-cell table:formula="of:=AVERAGE([.H5:.H9])" office:value-type="float" office:value="0.824612482452394" calcext:value-type="float">
            <text:p>0.82461</text:p>
          </table:table-cell>
          <table:table-cell table:number-columns-repeated="16376"/>
        </table:table-row>
        <table:table-row table:style-name="ro1">
          <table:table-cell table:style-name="ce24" office:value-type="string" calcext:value-type="string">
            <text:p>Difference</text:p>
          </table:table-cell>
          <table:table-cell office:value-type="string" calcext:value-type="string">
            <text:p>B</text:p>
          </table:table-cell>
          <table:table-cell table:style-name="ce18"/>
          <table:table-cell table:style-name="ce18" table:formula="of:=[.D10]-[.D4]" office:value-type="float" office:value="-0.012920622253418" calcext:value-type="float">
            <text:p>-0.01292</text:p>
          </table:table-cell>
          <table:table-cell table:style-name="ce18" table:formula="of:=[.E10]-[.E4]" office:value-type="float" office:value="-0.0117894470214843" calcext:value-type="float">
            <text:p>-0.01179</text:p>
          </table:table-cell>
          <table:table-cell table:style-name="ce18" table:formula="of:=[.F10]-[.F4]" office:value-type="float" office:value="-0.007885534362793" calcext:value-type="float">
            <text:p>-0.00789</text:p>
          </table:table-cell>
          <table:table-cell table:style-name="ce18" table:formula="of:=[.G10]-[.G4]" office:value-type="float" office:value="-0.0110125907897945" calcext:value-type="float">
            <text:p>-0.01101</text:p>
          </table:table-cell>
          <table:table-cell table:formula="of:=[.H10]-[.H4]" office:value-type="float" office:value="-0.134020119476318" calcext:value-type="float">
            <text:p>-0.13402</text:p>
          </table:table-cell>
          <table:table-cell table:number-columns-repeated="16376"/>
        </table:table-row>
        <table:table-row table:style-name="ro1" table:number-rows-repeated="2">
          <table:table-cell table:style-name="Default" table:number-columns-repeated="8"/>
          <table:table-cell table:number-columns-repeated="16376"/>
        </table:table-row>
        <table:table-row table:style-name="ro1">
          <table:table-cell table:style-name="Default" office:value-type="string" calcext:value-type="string">
            <text:p>Difference from baseline</text:p>
          </table:table-cell>
          <table:table-cell table:style-name="Default" table:number-columns-repeated="7"/>
          <table:table-cell table:number-columns-repeated="16376"/>
        </table:table-row>
        <table:table-row table:style-name="ro1">
          <table:table-cell table:style-name="ce23" office:value-type="string" calcext:value-type="string">
            <text:p>ID</text:p>
          </table:table-cell>
          <table:table-cell table:style-name="ce5" office:value-type="string" calcext:value-type="string">
            <text:p>group</text:p>
          </table:table-cell>
          <table:table-cell table:style-name="ce5" office:value-type="string" calcext:value-type="string">
            <text:p>task_1</text:p>
          </table:table-cell>
          <table:table-cell table:style-name="ce5" office:value-type="string" calcext:value-type="string">
            <text:p>task_2</text:p>
          </table:table-cell>
          <table:table-cell table:style-name="ce5" office:value-type="string" calcext:value-type="string">
            <text:p>task_3</text:p>
          </table:table-cell>
          <table:table-cell table:style-name="ce5" office:value-type="string" calcext:value-type="string">
            <text:p>task_4</text:p>
          </table:table-cell>
          <table:table-cell table:style-name="ce5" office:value-type="string" calcext:value-type="string">
            <text:p>task_5</text:p>
          </table:table-cell>
          <table:table-cell table:style-name="ce5" office:value-type="string" calcext:value-type="string">
            <text:p>task_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#461</text:p>
          </table:table-cell>
          <table:table-cell office:value-type="string" calcext:value-type="string">
            <text:p>B</text:p>
          </table:table-cell>
          <table:table-cell/>
          <table:table-cell table:formula="of:=[.D5]-[.D$4]" office:value-type="float" office:value="-0.0163598709106445" calcext:value-type="float">
            <text:p>-0.01636</text:p>
          </table:table-cell>
          <table:table-cell table:formula="of:=[.E5]-[.E$4]" office:value-type="float" office:value="-0.0137723266601562" calcext:value-type="float">
            <text:p>-0.01377</text:p>
          </table:table-cell>
          <table:table-cell table:formula="of:=[.F5]-[.F$4]" office:value-type="float" office:value="-0.0146593368530273" calcext:value-type="float">
            <text:p>-0.01466</text:p>
          </table:table-cell>
          <table:table-cell/>
          <table:table-cell table:style-name="ce7"/>
          <table:table-cell table:number-columns-repeated="16376"/>
        </table:table-row>
        <table:table-row table:style-name="ro1">
          <table:table-cell office:value-type="string" calcext:value-type="string">
            <text:p>#783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formula="of:=[.F6]-[.F$4]" office:value-type="float" office:value="-0.0080374160766602" calcext:value-type="float">
            <text:p>-0.00804</text:p>
          </table:table-cell>
          <table:table-cell table:formula="of:=[.G6]-[.G$4]" office:value-type="float" office:value="-0.00795230560302701" calcext:value-type="float">
            <text:p>-0.00795</text:p>
          </table:table-cell>
          <table:table-cell table:style-name="ce7" table:formula="of:=[.H6]-[.H$4]" office:value-type="float" office:value="-0.469768730163574" calcext:value-type="float">
            <text:p>-0.4697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#336</text:p>
          </table:table-cell>
          <table:table-cell office:value-type="string" calcext:value-type="string">
            <text:p>B</text:p>
          </table:table-cell>
          <table:table-cell/>
          <table:table-cell table:formula="of:=[.D7]-[.D$4]" office:value-type="float" office:value="-0.0101858367919922" calcext:value-type="float">
            <text:p>-0.01019</text:p>
          </table:table-cell>
          <table:table-cell table:formula="of:=[.E7]-[.E$4]" office:value-type="float" office:value="-0.00567569885253899" calcext:value-type="float">
            <text:p>-0.00568</text:p>
          </table:table-cell>
          <table:table-cell table:formula="of:=[.F7]-[.F$4]" office:value-type="float" office:value="-0.0040163711547852" calcext:value-type="float">
            <text:p>-0.0040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#485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formula="of:=[.F8]-[.F$4]" office:value-type="float" office:value="-0.0083920150756836" calcext:value-type="float">
            <text:p>-0.00839</text:p>
          </table:table-cell>
          <table:table-cell table:formula="of:=[.G8]-[.G$4]" office:value-type="float" office:value="-0.014072875976562" calcext:value-type="float">
            <text:p>-0.01407</text:p>
          </table:table-cell>
          <table:table-cell table:style-name="ce7" table:formula="of:=[.H8]-[.H$4]" office:value-type="float" office:value="0.201728491210939" calcext:value-type="float">
            <text:p>0.2017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#182</text:p>
          </table:table-cell>
          <table:table-cell office:value-type="string" calcext:value-type="string">
            <text:p>B</text:p>
          </table:table-cell>
          <table:table-cell/>
          <table:table-cell table:formula="of:=[.D9]-[.D$4]" office:value-type="float" office:value="-0.0122161590576172" calcext:value-type="float">
            <text:p>-0.01222</text:p>
          </table:table-cell>
          <table:table-cell table:formula="of:=[.E9]-[.E$4]" office:value-type="float" office:value="-0.0159203155517578" calcext:value-type="float">
            <text:p>-0.01592</text:p>
          </table:table-cell>
          <table:table-cell table:formula="of:=[.F9]-[.F$4]" office:value-type="float" office:value="-0.00432253265380861" calcext:value-type="float">
            <text:p>-0.00432</text:p>
          </table:table-cell>
          <table:table-cell table:number-columns-repeated="16378"/>
        </table:table-row>
      </table:table>
      <table:table table:name="Comparison" table:style-name="ta1">
        <table:table-column table:style-name="co13" table:default-cell-style-name="ce3"/>
        <table:table-column table:style-name="co1" table:default-cell-style-name="ce4"/>
        <table:table-column table:style-name="co1" table:number-columns-repeated="5" table:default-cell-style-name="ce7"/>
        <table:table-column table:style-name="co1" table:default-cell-style-name="Default"/>
        <table:table-row table:style-name="ro1">
          <table:table-cell table:style-name="Default" office:value-type="string" calcext:value-type="string">
            <text:p>Comparison of averages</text:p>
          </table:table-cell>
          <table:table-cell table:style-name="Default" table:number-columns-repeated="6"/>
          <table:table-cell/>
        </table:table-row>
        <table:table-row table:style-name="ro1">
          <table:table-cell table:style-name="ce5" office:value-type="string" calcext:value-type="string">
            <text:p>group</text:p>
          </table:table-cell>
          <table:table-cell table:style-name="ce5" office:value-type="string" calcext:value-type="string">
            <text:p>task_1</text:p>
          </table:table-cell>
          <table:table-cell table:style-name="ce5" office:value-type="string" calcext:value-type="string">
            <text:p>task_2</text:p>
          </table:table-cell>
          <table:table-cell table:style-name="ce5" office:value-type="string" calcext:value-type="string">
            <text:p>task_3</text:p>
          </table:table-cell>
          <table:table-cell table:style-name="ce5" office:value-type="string" calcext:value-type="string">
            <text:p>task_4</text:p>
          </table:table-cell>
          <table:table-cell table:style-name="ce5" office:value-type="string" calcext:value-type="string">
            <text:p>task_5</text:p>
          </table:table-cell>
          <table:table-cell table:style-name="ce5" office:value-type="string" calcext:value-type="string">
            <text:p>task_6</text:p>
          </table:table-cell>
          <table:table-cell/>
        </table:table-row>
        <table:table-row table:style-name="ro1">
          <table:table-cell table:style-name="ce6" office:value-type="string" calcext:value-type="string">
            <text:p>A</text:p>
          </table:table-cell>
          <table:table-cell table:style-name="ce18" table:formula="of:=[GroupA.C10]" office:value-type="float" office:value="0.0718908894856771" calcext:value-type="float">
            <text:p>0.07189</text:p>
          </table:table-cell>
          <table:table-cell table:style-name="ce18" table:formula="of:=[GroupA.D10]" office:value-type="float" office:value="0.0720857274373372" calcext:value-type="float">
            <text:p>0.07209</text:p>
          </table:table-cell>
          <table:table-cell table:style-name="ce18" table:formula="of:=[GroupA.E10]" office:value-type="float" office:value="0.0738587274169922" calcext:value-type="float">
            <text:p>0.07386</text:p>
          </table:table-cell>
          <table:table-cell table:style-name="ce18" table:formula="of:=[GroupA.F10]" office:value-type="float" office:value="0.0738207946777344" calcext:value-type="float">
            <text:p>0.07382</text:p>
          </table:table-cell>
          <table:table-cell table:style-name="ce18" table:formula="of:=[GroupA.G10]" office:value-type="float" office:value="0.159137213897705" calcext:value-type="float">
            <text:p>0.15914</text:p>
          </table:table-cell>
          <table:table-cell table:style-name="ce18"/>
          <table:table-cell/>
        </table:table-row>
        <table:table-row table:style-name="ro1">
          <table:table-cell table:style-name="ce6" office:value-type="string" calcext:value-type="string">
            <text:p>B</text:p>
          </table:table-cell>
          <table:table-cell table:style-name="ce18"/>
          <table:table-cell table:style-name="ce18" table:formula="of:=[GroupB.D10]" office:value-type="float" office:value="0.0694658538818359" calcext:value-type="float">
            <text:p>0.06947</text:p>
          </table:table-cell>
          <table:table-cell table:style-name="ce18" table:formula="of:=[GroupB.E10]" office:value-type="float" office:value="0.0679097579956055" calcext:value-type="float">
            <text:p>0.06791</text:p>
          </table:table-cell>
          <table:table-cell table:style-name="ce18" table:formula="of:=[GroupB.F10]" office:value-type="float" office:value="0.0716303073120117" calcext:value-type="float">
            <text:p>0.07163</text:p>
          </table:table-cell>
          <table:table-cell table:style-name="ce18" table:formula="of:=[GroupB.G10]" office:value-type="float" office:value="0.140733057403565" calcext:value-type="float">
            <text:p>0.14073</text:p>
          </table:table-cell>
          <table:table-cell table:style-name="ce18" table:formula="of:=[GroupB.H10]" office:value-type="float" office:value="0.824612482452394" calcext:value-type="float">
            <text:p>0.82461</text:p>
          </table:table-cell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Default" office:value-type="string" calcext:value-type="string">
            <text:p>Difference B-A</text:p>
          </table:table-cell>
          <table:table-cell table:style-name="ce38"/>
          <table:table-cell table:style-name="ce38" table:formula="of:=[.C4]-[.C3]" office:value-type="float" office:value="-0.00261987355550126" calcext:value-type="float">
            <text:p>-0.00262</text:p>
          </table:table-cell>
          <table:table-cell table:style-name="ce38" table:formula="of:=[.D4]-[.D3]" office:value-type="float" office:value="-0.00594896942138674" calcext:value-type="float">
            <text:p>-0.00595</text:p>
          </table:table-cell>
          <table:table-cell table:style-name="ce38" table:formula="of:=[.E4]-[.E3]" office:value-type="float" office:value="-0.00219048736572271" calcext:value-type="float">
            <text:p>-0.00219</text:p>
          </table:table-cell>
          <table:table-cell table:style-name="ce38" table:formula="of:=[.F4]-[.F3]" office:value-type="float" office:value="-0.0184041564941405" calcext:value-type="float">
            <text:p>-0.01840</text:p>
          </table:table-cell>
          <table:table-cell table:style-name="ce38"/>
          <table:table-cell/>
        </table:table-row>
        <table:table-row table:style-name="ro1" table:number-rows-repeated="3">
          <table:table-cell table:style-name="Default" table:number-columns-repeated="7"/>
          <table:table-cell/>
        </table:table-row>
        <table:table-row table:style-name="ro1">
          <table:table-cell table:style-name="Default" office:value-type="string" calcext:value-type="string">
            <text:p>Comparison of result values</text:p>
          </table:table-cell>
          <table:table-cell table:style-name="Default" table:number-columns-repeated="6"/>
          <table:table-cell/>
        </table:table-row>
        <table:table-row table:style-name="ro1">
          <table:table-cell table:style-name="ce23" office:value-type="string" calcext:value-type="string">
            <text:p>ID</text:p>
          </table:table-cell>
          <table:table-cell table:style-name="ce5" office:value-type="string" calcext:value-type="string">
            <text:p>group</text:p>
          </table:table-cell>
          <table:table-cell table:style-name="ce5" office:value-type="string" calcext:value-type="string">
            <text:p>task_1</text:p>
          </table:table-cell>
          <table:table-cell table:style-name="ce5" office:value-type="string" calcext:value-type="string">
            <text:p>task_2</text:p>
          </table:table-cell>
          <table:table-cell table:style-name="ce5" office:value-type="string" calcext:value-type="string">
            <text:p>task_3</text:p>
          </table:table-cell>
          <table:table-cell table:style-name="ce5" office:value-type="string" calcext:value-type="string">
            <text:p>task_4</text:p>
          </table:table-cell>
          <table:table-cell table:style-name="ce5" office:value-type="string" calcext:value-type="string">
            <text:p>task_5</text:p>
          </table:table-cell>
          <table:table-cell table:style-name="ce5" office:value-type="string" calcext:value-type="string">
            <text:p>task_6</text:p>
          </table:table-cell>
        </table:table-row>
        <table:table-row table:style-name="ro1">
          <table:table-cell table:style-name="ce24" office:value-type="string" calcext:value-type="string">
            <text:p>Baseline</text:p>
          </table:table-cell>
          <table:table-cell table:style-name="Default"/>
          <table:table-cell table:style-name="ce16" office:value-type="float" office:value="0.0762542831420899" calcext:value-type="float">
            <text:p>0.07625</text:p>
          </table:table-cell>
          <table:table-cell table:style-name="ce16" office:value-type="float" office:value="0.0823864761352539" calcext:value-type="float">
            <text:p>0.08239</text:p>
          </table:table-cell>
          <table:table-cell table:style-name="ce16" office:value-type="float" office:value="0.0796992050170898" calcext:value-type="float">
            <text:p>0.07970</text:p>
          </table:table-cell>
          <table:table-cell table:style-name="ce16" office:value-type="float" office:value="0.0795158416748047" calcext:value-type="float">
            <text:p>0.07952</text:p>
          </table:table-cell>
          <table:table-cell table:style-name="ce16" office:value-type="float" office:value="0.151745648193359" calcext:value-type="float">
            <text:p>0.15175</text:p>
          </table:table-cell>
          <table:table-cell table:style-name="ce16" office:value-type="float" office:value="0.958632601928711" calcext:value-type="float">
            <text:p>0.95863</text:p>
          </table:table-cell>
        </table:table-row>
        <table:table-row table:style-name="ro1">
          <table:table-cell office:value-type="string" calcext:value-type="string">
            <text:p>#381</text:p>
          </table:table-cell>
          <table:table-cell table:style-name="ce6" office:value-type="string" calcext:value-type="string">
            <text:p>A</text:p>
          </table:table-cell>
          <table:table-cell office:value-type="float" office:value="0.0723081344604492" calcext:value-type="float">
            <text:p>0.07231</text:p>
          </table:table-cell>
          <table:table-cell office:value-type="float" office:value="0.0753009765625" calcext:value-type="float">
            <text:p>0.07530</text:p>
          </table:table-cell>
          <table:table-cell office:value-type="float" office:value="0.0719217849731445" calcext:value-type="float">
            <text:p>0.07192</text:p>
          </table:table-cell>
          <table:table-cell table:number-columns-repeated="2"/>
          <table:table-cell table:style-name="ce7"/>
        </table:table-row>
        <table:table-row table:style-name="ro1">
          <table:table-cell office:value-type="string" calcext:value-type="string">
            <text:p>#239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0.0702468215942383" calcext:value-type="float">
            <text:p>0.07025</text:p>
          </table:table-cell>
          <table:table-cell office:value-type="float" office:value="0.0677434799194336" calcext:value-type="float">
            <text:p>0.06774</text:p>
          </table:table-cell>
          <table:table-cell office:value-type="float" office:value="0.15217972869873" calcext:value-type="float">
            <text:p>0.15218</text:p>
          </table:table-cell>
          <table:table-cell table:style-name="ce18"/>
        </table:table-row>
        <table:table-row table:style-name="ro1">
          <table:table-cell office:value-type="string" calcext:value-type="string">
            <text:p>#511</text:p>
          </table:table-cell>
          <table:table-cell office:value-type="string" calcext:value-type="string">
            <text:p>A</text:p>
          </table:table-cell>
          <table:table-cell office:value-type="float" office:value="0.0749426788330078" calcext:value-type="float">
            <text:p>0.07494</text:p>
          </table:table-cell>
          <table:table-cell office:value-type="float" office:value="0.0719880844116211" calcext:value-type="float">
            <text:p>0.07199</text:p>
          </table:table-cell>
          <table:table-cell office:value-type="float" office:value="0.0653497604370117" calcext:value-type="float">
            <text:p>0.06535</text:p>
          </table:table-cell>
          <table:table-cell table:number-columns-repeated="2"/>
          <table:table-cell table:style-name="ce18"/>
        </table:table-row>
        <table:table-row table:style-name="ro1">
          <table:table-cell office:value-type="string" calcext:value-type="string">
            <text:p>#812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0.0809559188842774" calcext:value-type="float">
            <text:p>0.08096</text:p>
          </table:table-cell>
          <table:table-cell office:value-type="float" office:value="0.0798981094360352" calcext:value-type="float">
            <text:p>0.07990</text:p>
          </table:table-cell>
          <table:table-cell office:value-type="float" office:value="0.16609469909668" calcext:value-type="float">
            <text:p>0.16609</text:p>
          </table:table-cell>
          <table:table-cell table:style-name="ce18"/>
        </table:table-row>
        <table:table-row table:style-name="ro1">
          <table:table-cell office:value-type="string" calcext:value-type="string">
            <text:p>#616</text:p>
          </table:table-cell>
          <table:table-cell office:value-type="string" calcext:value-type="string">
            <text:p>A</text:p>
          </table:table-cell>
          <table:table-cell office:value-type="float" office:value="0.0684218551635742" calcext:value-type="float">
            <text:p>0.06842</text:p>
          </table:table-cell>
          <table:table-cell office:value-type="float" office:value="0.0689681213378906" calcext:value-type="float">
            <text:p>0.06897</text:p>
          </table:table-cell>
          <table:table-cell office:value-type="float" office:value="0.0808193511962891" calcext:value-type="float">
            <text:p>0.08082</text:p>
          </table:table-cell>
          <table:table-cell table:number-columns-repeated="2"/>
          <table:table-cell table:style-name="ce18"/>
        </table:table-row>
        <table:table-row table:style-name="ro1">
          <table:table-cell office:value-type="string" calcext:value-type="string">
            <text:p>#461</text:p>
          </table:table-cell>
          <table:table-cell table:style-name="ce6" office:value-type="string" calcext:value-type="string">
            <text:p>B</text:p>
          </table:table-cell>
          <table:table-cell/>
          <table:table-cell office:value-type="float" office:value="0.0660266052246094" calcext:value-type="float">
            <text:p>0.06603</text:p>
          </table:table-cell>
          <table:table-cell office:value-type="float" office:value="0.0659268783569336" calcext:value-type="float">
            <text:p>0.06593</text:p>
          </table:table-cell>
          <table:table-cell office:value-type="float" office:value="0.0648565048217774" calcext:value-type="float">
            <text:p>0.06486</text:p>
          </table:table-cell>
          <table:table-cell/>
          <table:table-cell table:style-name="ce7"/>
        </table:table-row>
        <table:table-row table:style-name="ro1">
          <table:table-cell office:value-type="string" calcext:value-type="string">
            <text:p>#783</text:p>
          </table:table-cell>
          <table:table-cell office:value-type="string" calcext:value-type="string">
            <text:p>B</text:p>
          </table:table-cell>
          <table:table-cell table:number-columns-repeated="3"/>
          <table:table-cell office:value-type="float" office:value="0.0714784255981445" calcext:value-type="float">
            <text:p>0.07148</text:p>
          </table:table-cell>
          <table:table-cell office:value-type="float" office:value="0.143793342590332" calcext:value-type="float">
            <text:p>0.14379</text:p>
          </table:table-cell>
          <table:table-cell table:style-name="ce18" office:value-type="float" office:value="0.488863871765137" calcext:value-type="float">
            <text:p>0.48886</text:p>
          </table:table-cell>
        </table:table-row>
        <table:table-row table:style-name="ro1">
          <table:table-cell office:value-type="string" calcext:value-type="string">
            <text:p>#336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0.0722006393432617" calcext:value-type="float">
            <text:p>0.07220</text:p>
          </table:table-cell>
          <table:table-cell office:value-type="float" office:value="0.0740235061645508" calcext:value-type="float">
            <text:p>0.07402</text:p>
          </table:table-cell>
          <table:table-cell office:value-type="float" office:value="0.0754994705200195" calcext:value-type="float">
            <text:p>0.07550</text:p>
          </table:table-cell>
          <table:table-cell/>
          <table:table-cell table:style-name="ce18"/>
        </table:table-row>
        <table:table-row table:style-name="ro1">
          <table:table-cell office:value-type="string" calcext:value-type="string">
            <text:p>#485</text:p>
          </table:table-cell>
          <table:table-cell office:value-type="string" calcext:value-type="string">
            <text:p>B</text:p>
          </table:table-cell>
          <table:table-cell table:number-columns-repeated="3"/>
          <table:table-cell office:value-type="float" office:value="0.0711238265991211" calcext:value-type="float">
            <text:p>0.07112</text:p>
          </table:table-cell>
          <table:table-cell office:value-type="float" office:value="0.137672772216797" calcext:value-type="float">
            <text:p>0.13767</text:p>
          </table:table-cell>
          <table:table-cell table:style-name="ce18" office:value-type="float" office:value="1.16036109313965" calcext:value-type="float">
            <text:p>1.16036</text:p>
          </table:table-cell>
        </table:table-row>
        <table:table-row table:style-name="ro1">
          <table:table-cell office:value-type="string" calcext:value-type="string">
            <text:p>#182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0.0701703170776367" calcext:value-type="float">
            <text:p>0.07017</text:p>
          </table:table-cell>
          <table:table-cell office:value-type="float" office:value="0.063778889465332" calcext:value-type="float">
            <text:p>0.06378</text:p>
          </table:table-cell>
          <table:table-cell office:value-type="float" office:value="0.0751933090209961" calcext:value-type="float">
            <text:p>0.07519</text:p>
          </table:table-cell>
          <table:table-cell/>
          <table:table-cell table:style-name="ce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9P0"/>
    </number:currency-style>
    <number:number-style style:name="N131">
      <number:number number:decimal-places="5" number:min-decimal-places="5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20" number:min-decimal-places="2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1">00/00/0000</text:date>, <text:time style:data-style-name="N2" text:time-value="12:43:51.476285488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3T19:23:10.407948082</meta:creation-date>
    <dc:date>2025-01-11T15:55:21.038671622</dc:date>
    <meta:editing-duration>PT7H20M45S</meta:editing-duration>
    <meta:editing-cycles>61</meta:editing-cycles>
    <meta:generator>LibreOffice/24.8.3.2$Linux_X86_64 LibreOffice_project/e14c9fdd1f585efcbb2c5363087a99d20928d522</meta:generator>
    <meta:document-statistic meta:table-count="4" meta:cell-count="465" meta:object-count="0"/>
  </office:meta>
</office:document-meta>
</file>